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
      <text:p text:style-name="P36">Chapter Fourteen</text:p>
      <text:p text:style-name="P36"/>
      <text:p text:style-name="P36"><text:soft-page-break/><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oft-page-break/><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oft-page-break/><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oft-page-break/><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oft-page-break/><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oft-page-break/><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oft-page-break/><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oft-page-break/><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oft-page-break/><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oft-page-break/><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oft-page-break/><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oft-page-break/><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oft-page-break/><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oft-page-break/><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text:span><text:soft-page-break/><text:span text:style-name="T197">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text:span><text:soft-page-break/><text:span text:style-name="T198">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text:span><text:soft-page-break/><text:span text:style-name="T201">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text:span><text:soft-page-break/><text:span text:style-name="T204">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oft-page-break/><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text:span><text:soft-page-break/><text:span text:style-name="T211">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text:span><text:soft-page-break/><text:span text:style-name="T215">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text:span><text:soft-page-break/><text:span text:style-name="T220">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oft-page-break/><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oft-page-break/><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oft-page-break/><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text:span><text:soft-page-break/><text:span text:style-name="T234">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oft-page-break/><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oft-page-break/><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text:span><text:soft-page-break/><text:span text:style-name="T247">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oft-page-break/><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oft-page-break/><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oft-page-break/><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oft-page-break/><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oft-page-break/><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oft-page-break/><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oft-page-break/><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oft-page-break/><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text:span><text:soft-page-break/><text:span text:style-name="T284">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9">Chapter Twenty-Three</text:p>
      <text:p text:style-name="P49"/>
      <text:p text:style-name="P49"><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9"><text:s text:c="5"/><text:span text:style-name="T286">The next morning, Eugene woke to find Calypso wasn’t in bed. She had gotten up in the middle of the night or something. He looked around the house and couldn’t find her.</text:span></text:p>
      <text:p text:style-name="P49"><text:s text:c="5"/>“<text:span text:style-name="T286">Sharon?” Eugene called out. “Sharon are you here?” He asked.</text:span></text:p>
      <text:p text:style-name="P49"><text:s text:c="5"/><text:span text:style-name="T286">There was no response.</text:span></text:p>
      <text:p text:style-name="P49"><text:soft-page-break/><text:s text:c="5"/><text:span text:style-name="T286">Eugene walked out the door, he needed to find Calypso as fast as he could.</text:span></text:p>
      <text:p text:style-name="P49"><text:s text:c="5"/><text:span text:style-name="T286">Walking into the inn, he found Calypso hiding in the kitchen.</text:span></text:p>
      <text:p text:style-name="P49"><text:s text:c="5"/>“<text:span text:style-name="T286">What did you do?” Calypso asked.</text:span></text:p>
      <text:p text:style-name="P49"><text:s text:c="5"/><text:span text:style-name="T286">Eugene frowned. “They know about me helping the lawman.” He said. “I’m sorry.”</text:span></text:p>
      <text:p text:style-name="P49"><text:s text:c="5"/>“<text:span text:style-name="T286">Sorry. You’re sorry?!” Calypso asked rhetorically. “They won’t even talk to me!”</text:span></text:p>
      <text:p text:style-name="P49"><text:s text:c="5"/>“<text:span text:style-name="T286">We’ll have to find someplace else to live.” Eugene said. “I hear there are settlements on the moons of Saturn, we can settle on one of them.”</text:span></text:p>
      <text:p text:style-name="P49"><text:s text:c="5"/><text:span text:style-name="T286">Calypso frowned. “But we had just gotten to know this place.” She said, “Now you expect me to pack up and leave?”</text:span></text:p>
      <text:p text:style-name="P49"><text:s text:c="5"/><text:span text:style-name="T286">Eugene nodded. “I’m sorry.” He said, “There’s no excuse for what I’ve done. I’m really sorry honey.”</text:span></text:p>
      <text:p text:style-name="P49"><text:s text:c="5"/><text:span text:style-name="T286">Calypso clenched her fists. “You don’t know how angry I am right now. Get out of here.” She said.</text:span></text:p>
      <text:p text:style-name="P50"><text:s text:c="5"/>Taking a transport to the moon of Titan, Eugene and Calypso landed safely. <text:span text:style-name="T287">Exiting the shuttle, Calypso looked around.</text:span></text:p>
      <text:p text:style-name="P50"><text:s text:c="5"/>“<text:span text:style-name="T287">So this is Titan.” She huffed.</text:span></text:p>
      <text:p text:style-name="P50"><text:s text:c="5"/>“<text:span text:style-name="T287">This is Titan.” Eugene repeated. “</text:span><text:span text:style-name="T288">Come on, let’s go check out the town.”</text:span></text:p>
      <text:p text:style-name="P50"><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50"><text:s text:c="5"/>“<text:span text:style-name="T288">Let’s find the local watering hole.” Eugene said.</text:span></text:p>
      <text:p text:style-name="P50"><text:s text:c="5"/><text:span text:style-name="T288">Calypso nodded. “Aye.”</text:span></text:p>
      <text:p text:style-name="P50"><text:s text:c="5"/><text:span text:style-name="T290">You could tell a lot about a civilization by their local bar. The bartender alone could tell you a lot </text:span><text:soft-page-break/><text:span text:style-name="T290">about the city and the people who lived in the city. That’s exactly what Eugene was looking for.</text:span></text:p>
      <text:p text:style-name="P50"><text:s text:c="5"/><text:span text:style-name="T290">Walking downtown they saw neon lights everywhere. </text:span><text:span text:style-name="T291">It was like some of the cities back on Earth. So modern.</text:span></text:p>
      <text:p text:style-name="P50"><text:s text:c="5"/><text:span text:style-name="T291">Finding the bar wasn’t difficult. Walking into the bar, Eugene and Calypso sat down at a table. The waitress on duty came over and asked what they wanted.</text:span></text:p>
      <text:p text:style-name="P50"><text:s text:c="5"/>“<text:span text:style-name="T291">Two beers please.” Eugene said. “And some information.”</text:span></text:p>
      <text:p text:style-name="P50"><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11</meta:editing-cycles>
    <meta:generator>LibreOffice/7.4.2.3$Windows_X86_64 LibreOffice_project/382eef1f22670f7f4118c8c2dd222ec7ad009daf</meta:generator>
    <dc:date>2022-10-26T15:04:28.208000000</dc:date>
    <meta:editing-duration>PT16H18M29S</meta:editing-duration>
    <meta:document-statistic meta:table-count="0" meta:image-count="0" meta:object-count="0" meta:page-count="92" meta:paragraph-count="1000" meta:word-count="24493" meta:character-count="137584" meta:non-whitespace-character-count="109199"/>
  </office:meta>
</office:document-meta>
</file>